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.035cm" draw:stroke-linejoin="miter" draw:fill="none" draw:textarea-vertical-align="top" draw:auto-grow-height="false" draw:fit-to-size="false" fo:min-height="14.086cm" fo:min-width="23.569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7">
      <style:graphic-properties draw:stroke="solid" svg:stroke-width="0.035cm" svg:stroke-color="#9c3510" draw:fill="solid" draw:fill-color="#d34817" draw:textarea-vertical-align="middle" draw:auto-grow-height="false" draw:fit-to-size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604cm"/>
    </style:style>
    <style:style style:name="ro4" style:family="table-row">
      <style:table-row-properties style:row-height="2.214cm"/>
    </style:style>
    <style:style style:name="ro5" style:family="table-row">
      <style:table-row-properties style:row-height="4.934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6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226cm" fo:margin-bottom="0cm" fo:line-height="100%" fo:text-align="start" style:punctuation-wrap="hanging"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20" style:family="paragraph">
      <style:paragraph-properties fo:margin-top="0cm" fo:margin-bottom="0cm" fo:line-height="120%" fo:text-align="start" style:writing-mode="lr-tb"/>
    </style:style>
    <style:style style:name="P21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center" style:writing-mode="rl-tb"/>
    </style:style>
    <style:style style:name="P25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9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1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5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37" style:family="paragraph">
      <style:paragraph-properties fo:margin-top="0cm" fo:margin-bottom="0cm" fo:line-height="90%" fo:text-align="start" style:writing-mode="lr-tb"/>
    </style:style>
    <style:style style:name="P38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3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2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4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4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48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8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00cc33" fo:font-size="28pt" style:font-size-asian="28pt" style:font-size-complex="28pt"/>
    </style:style>
    <style:style style:name="T14" style:family="text">
      <style:text-properties fo:color="#ff0000" fo:font-size="28pt" style:font-size-asian="28pt" style:font-size-complex="28pt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0" style:family="text">
      <style:text-properties style:use-window-font-color="true" fo:font-size="28pt" style:font-size-asian="28pt" style:font-size-complex="28pt"/>
    </style:style>
    <style:style style:name="T41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</text:span><text:span text:style-name="T1">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</text:span><text:span text:style-name="T2">Nissan</text:span></text:p>
              </text:list-item>
              <text:list-item>
                <text:p text:style-name="P3"><text:span text:style-name="T2">Version 3: Dr. Erel </text:span><text:span text:style-name="T2">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– </text:span><text:span text:style-name="T3">two defini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2" draw:text-style-name="P11" draw:layer="layout" svg:width="24.584cm" svg:height="14.847cm" svg:x="0.816cm" svg:y="3.409cm">
          <text:list text:style-name="L3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 name to existing object.</text:span></text:p>
            </text:list-item>
          </text:list>
          <text:p text:style-name="P10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/text:span><text:span text:style-name="T9"><text:line-break/></text:span><text:span text:style-name="T9"> <text:s text:c="11"/>// initialized only </text:span></text:p>
          <text:p text:style-name="P10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3" draw:id="id3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</text:span><text:span text:style-name="T3">Reference</text:span><text:span text:style-name="T3"> </text:span><text:span text:style-name="T10"><text:s/>(folder 1)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4"><text:span text:style-name="T11">Pointer</text:span></text:p>
              </table:table-cell>
              <table:table-cell>
                <text:p text:style-name="P14"><text:span text:style-name="T11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11">Initialization</text:span></text:p>
              </table:table-cell>
              <table:table-cell>
                <text:p text:style-name="P14"><text:span text:style-name="T12">Optional</text:span></text:p>
              </table:table-cell>
              <table:table-cell>
                <text:p text:style-name="P14"><text:span text:style-name="T12">Mandatory</text:span></text:p>
              </table:table-cell>
            </table:table-row>
            <table:table-row table:style-name="ro1">
              <table:table-cell table:style-name="ce2">
                <text:p text:style-name="P14"><text:span text:style-name="T11">Dynamic</text:span></text:p>
              </table:table-cell>
              <table:table-cell table:style-name="ce3">
                <text:p text:style-name="P14"><text:span text:style-name="T13">Yes</text:span></text:p>
              </table:table-cell>
              <table:table-cell table:style-name="ce4">
                <text:p text:style-name="P14"><text:span text:style-name="T14">No</text:span></text:p>
              </table:table-cell>
            </table:table-row>
            <table:table-row table:style-name="ro1">
              <table:table-cell table:style-name="ce2">
                <text:p text:style-name="P14"><text:span text:style-name="T11">Arithmetic</text:span></text:p>
              </table:table-cell>
              <table:table-cell table:style-name="ce3">
                <text:p text:style-name="P14"><text:span text:style-name="T13">Yes</text:span></text:p>
              </table:table-cell>
              <table:table-cell table:style-name="ce4">
                <text:p text:style-name="P14"><text:span text:style-name="T14">No</text:span></text:p>
              </table:table-cell>
            </table:table-row>
            <table:table-row table:style-name="ro1">
              <table:table-cell table:style-name="ce2">
                <text:p text:style-name="P14"><text:span text:style-name="T11">Always defined</text:span></text:p>
              </table:table-cell>
              <table:table-cell table:style-name="ce4">
                <text:p text:style-name="P14"><text:span text:style-name="T14">No</text:span></text:p>
              </table:table-cell>
              <table:table-cell table:style-name="ce3">
                <text:p text:style-name="P14"><text:span text:style-name="T13">Yes</text:span></text:p>
              </table:table-cell>
            </table:table-row>
            <table:table-row table:style-name="ro1">
              <table:table-cell table:style-name="ce2">
                <text:p text:style-name="P14"><text:span text:style-name="T11">Notation</text:span></text:p>
              </table:table-cell>
              <table:table-cell table:style-name="ce4">
                <text:p text:style-name="P14"><text:span text:style-name="T14">(*p), <text:s text:c="3"/>p-&gt;x</text:span></text:p>
              </table:table-cell>
              <table:table-cell table:style-name="ce3">
                <text:p text:style-name="P14"><text:span text:style-name="T13">r, <text:s text:c="7"/>r.x</text:span></text:p>
              </table:table-cell>
            </table:table-row>
            <table:table-row table:style-name="ro2">
              <table:table-cell table:style-name="ce2">
                <text:p text:style-name="P14"><text:span text:style-name="T11">Containers</text:span></text:p>
              </table:table-cell>
              <table:table-cell table:style-name="ce3">
                <text:p text:style-name="P14"><text:span text:style-name="T13">Yes</text:span></text:p>
              </table:table-cell>
              <table:table-cell table:style-name="ce4">
                <text:p text:style-name="P14"><text:span text:style-name="T14">N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17" draw:layer="layout" svg:width="11.049cm" svg:height="5.842cm" svg:x="0.762cm" svg:y="12.446cm" presentation:class="outline" presentation:user-transformed="true">
          <draw:text-box>
            <text:p text:style-name="P16"><text:span text:style-name="T15">// C version </text:span><text:span text:style-name="T15"><text:line-break/></text:span><text:span text:style-name="T16">void</text:span><text:span text:style-name="T17"> swap (</text:span><text:span text:style-name="T16">int</text:span><text:span text:style-name="T17"> *a, </text:span><text:span text:style-name="T16">int</text:span><text:span text:style-name="T17"> *b) { </text:span><text:span text:style-name="T17"><text:line-break/></text:span><text:span text:style-name="T17">   </text:span><text:span text:style-name="T16">int</text:span><text:span text:style-name="T17"> t = *a; </text:span><text:span text:style-name="T17"><text:line-break/></text:span><text:span text:style-name="T17">   *a = *b; </text:span><text:span text:style-name="T17"><text:line-break/></text:span><text:span text:style-name="T17">   *b = t; </text:span><text:span text:style-name="T17"><text:line-break/></text:span><text:span text:style-name="T17">}</text:span></text:p>
          </draw:text-box>
        </draw:frame>
        <draw:custom-shape draw:name="Text Box 4" draw:style-name="gr4" draw:text-style-name="P19" draw:layer="layout" svg:width="12.673cm" svg:height="5.845cm" svg:x="12.192cm" svg:y="12.192cm">
          <text:p text:style-name="P18"><text:span text:style-name="T18">// C++ version </text:span><text:span text:style-name="T18"><text:line-break/></text:span><text:span text:style-name="T19">void</text:span><text:span text:style-name="T20"> swap (</text:span><text:span text:style-name="T19">int</text:span><text:span text:style-name="T20"> &amp;a, </text:span><text:span text:style-name="T19">int</text:span><text:span text:style-name="T20"> &amp;b) { </text:span><text:span text:style-name="T20"><text:line-break/></text:span><text:span text:style-name="T20">   </text:span><text:span text:style-name="T19">int</text:span><text:span text:style-name="T20"> t = a; </text:span><text:span text:style-name="T20"><text:line-break/></text:span><text:span text:style-name="T20">   a = b; </text:span><text:span text:style-name="T20"><text:line-break/></text:span><text:span text:style-name="T20">   b = t; </text:span><text:span text:style-name="T20"><text:line-break/></text:span><text:span text:style-name="T2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2" draw:layer="layout" svg:x1="12.17cm" svg:y1="3.175cm" svg:x2="12.171cm" svg:y2="10.583cm">
          <text:p/>
        </draw:line>
        <draw:custom-shape draw:name="TextBox 3" draw:style-name="gr6" draw:text-style-name="P21" draw:layer="layout" svg:width="12.995cm" svg:height="11.256cm" svg:x="11.135cm" svg:y="1.19cm">
          <text:p text:style-name="P20"><text:span text:style-name="T18">// Wrong version</text:span></text:p>
          <text:p text:style-name="P20"><text:span text:style-name="T19">void</text:span><text:span text:style-name="T20"> swap(</text:span><text:span text:style-name="T19">int</text:span><text:span text:style-name="T20"> a, </text:span><text:span text:style-name="T19">int</text:span><text:span text:style-name="T20"> b) { </text:span><text:span text:style-name="T20"><text:line-break/></text:span><text:span text:style-name="T20">   </text:span><text:span text:style-name="T19">int</text:span><text:span text:style-name="T20"> temp = a; </text:span><text:span text:style-name="T20"><text:line-break/></text:span><text:span text:style-name="T20">   a = b; </text:span><text:span text:style-name="T20"><text:line-break/></text:span><text:span text:style-name="T20">   b = temp; </text:span><text:span text:style-name="T20"><text:line-break/></text:span><text:span text:style-name="T20">} </text:span><text:span text:style-name="T20"><text:line-break/></text:span><text:span text:style-name="T19">int</text:span><text:span text:style-name="T20"> main() { </text:span><text:span text:style-name="T20"><text:line-break/></text:span><text:span text:style-name="T20">   </text:span><text:span text:style-name="T19">int</text:span><text:span text:style-name="T20"> x=</text:span><text:span text:style-name="T21">3</text:span><text:span text:style-name="T20">, y=</text:span><text:span text:style-name="T21">7</text:span><text:span text:style-name="T20">; </text:span><text:span text:style-name="T20"><text:line-break/></text:span><text:span text:style-name="T20">   swap(x, y); </text:span><text:span text:style-name="T20"><text:line-break/></text:span><text:span text:style-name="T20">   </text:span><text:span text:style-name="T18">// still x == 3, y == 7 ! </text:span><text:span text:style-name="T18"><text:line-break/></text:span><text:span text:style-name="T2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 xml:id="id5" draw:id="id5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</text:span><text:span text:style-name="T3">pass arguments</text:span></text:p>
          </draw:text-box>
        </draw:frame>
        <draw:frame draw:name="מציין מיקום תוכן 2" presentation:style-name="pr8" draw:text-style-name="P23" draw:layer="layout" svg:width="23.706cm" svg:height="15.874cm" svg:x="0.847cm" svg:y="2.54cm" presentation:class="outline" presentation:user-transformed="true">
          <draw:text-box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</draw:text-box>
        </draw:frame>
        <draw:custom-shape draw:name="TextBox 3" draw:style-name="gr6" draw:text-style-name="P21" draw:layer="layout" svg:width="20.954cm" svg:height="1.267cm" svg:x="2.54cm" svg:y="5.927cm">
          <text:p text:style-name="P20"><text:span text:style-name="T23">int</text:span><text:span text:style-name="T24"> * func(</text:span><text:span text:style-name="T23">int</text:span><text:span text:style-name="T24"> *var0, </text:span><text:span text:style-name="T23">int</text:span><text:span text:style-name="T24"> &amp;var1, </text:span><text:span text:style-name="T23">int</text:span><text:span text:style-name="T24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5" draw:layer="layout" svg:width="5.714cm" svg:height="1.961cm" svg:x="1.524cm" svg:y="9.215cm">
          <text:p text:style-name="P24"><text:span text:style-name="T25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5" draw:layer="layout" svg:width="6.984cm" svg:height="2.502cm" svg:x="7.874cm" svg:y="10.198cm">
          <text:p text:style-name="P24"><text:span text:style-name="T25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5" draw:layer="layout" svg:width="4.852cm" svg:height="2.116cm" svg:x="15.722cm" svg:y="9.906cm">
          <text:p text:style-name="P24"><text:span text:style-name="T25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2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26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 xml:id="id6" draw:id="id6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16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16"><text:span text:style-name="T22"><text:s text:c="15"/></text:span><text:span text:style-name="T22">Examples: <text:s/>variables, references <text:s/>…</text:span></text:p>
            <text:p text:style-name="P16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16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16"><text:span text:style-name="T32">a+5=7; </text:span><text:span text:style-name="T29"><text:s/></text:span><text:span text:style-name="T31">// Temporary = Rvalue - Comp. error</text:span></text:p>
            <text:p text:style-name="P16"><text:span text:style-name="T32">f(5)=7; </text:span><text:span text:style-name="T31">// RIDDLE: Is this legal?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16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16"><text:span text:style-name="T22"><text:s text:c="15"/></text:span><text:span text:style-name="T22">Examples: <text:s/>variables, references <text:s/>…</text:span></text:p>
            <text:p text:style-name="P16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16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16"><text:span text:style-name="T32">a+5=7; </text:span><text:span text:style-name="T29"><text:s/></text:span><text:span text:style-name="T31">// Temporary = Rvalue - Comp. error</text:span></text:p>
            <text:p text:style-name="P16"><text:span text:style-name="T32">f(5)=7; </text:span><text:span text:style-name="T31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4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</text:span><text:span text:style-name="T3">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22"><text:span text:style-name="T22">non-const Reference – only to a non const Lvalue.</text:span></text:p>
            <text:p text:style-name="P22"><text:span text:style-name="T22">const reference – to both Lvalue and Rvalue</text:span></text:p>
            <text:p text:style-name="P29"><text:span text:style-name="T28">int</text:span><text:span text:style-name="T29"> lv=</text:span><text:span text:style-name="T30">1</text:span><text:span text:style-name="T29">; </text:span><text:span text:style-name="T29"><text:line-break/></text:span><text:span text:style-name="T28">const</text:span><text:span text:style-name="T29"> </text:span><text:span text:style-name="T28">int</text:span><text:span text:style-name="T29"> clv=</text:span><text:span text:style-name="T30">2</text:span><text:span text:style-name="T29">; </text:span><text:span text:style-name="T29"><text:line-break/></text:span><text:span text:style-name="T28">int</text:span><text:span text:style-name="T29">&amp; lvr1=lv; </text:span><text:span text:style-name="T29"><text:line-break/></text:span><text:span text:style-name="T28">int</text:span><text:span text:style-name="T29">&amp; lvr2=lv+</text:span><text:span text:style-name="T30">1</text:span><text:span text:style-name="T29">; </text:span><text:span text:style-name="T33">//error! </text:span><text:span text:style-name="T33"><text:line-break/></text:span><text:span text:style-name="T28">int</text:span><text:span text:style-name="T29">&amp; lvr3=clv; <text:s/></text:span><text:span text:style-name="T33">//error!</text:span><text:span text:style-name="T33"><text:line-break/></text:span><text:span text:style-name="T28">const</text:span><text:span text:style-name="T29"> </text:span><text:span text:style-name="T28">int</text:span><text:span text:style-name="T29">&amp; cr1=clv; </text:span><text:span text:style-name="T29"><text:line-break/></text:span><text:span text:style-name="T28">const</text:span><text:span text:style-name="T29"> </text:span><text:span text:style-name="T28">int</text:span><text:span text:style-name="T29">&amp; cr2=</text:span><text:span text:style-name="T30">5</text:span><text:span text:style-name="T29">+</text:span><text:span text:style-name="T30">5</text:span><text:span text:style-name="T29">; // This is useful for</text:span></text:p>
            <text:p text:style-name="P29"><text:span text:style-name="T29"><text:s text:c="20"/></text:span><text:span text:style-name="T29">// Functions arguments </text:span></text:p>
            <text:p text:style-name="P29"><text:span text:style-name="T29"/></text:p>
          </draw:text-box>
        </draw:frame>
        <draw:custom-shape draw:name="מלבן 5" draw:style-name="gr10" draw:text-style-name="P12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4">Passing arguments </text:span><text:span text:style-name="T34">by const referenc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2"><text:span text:style-name="T35">// Pass by value </text:span><text:span text:style-name="T35"><text:line-break/></text:span><text:span text:style-name="T36">void</text:span><text:span text:style-name="T37"> foo (</text:span><text:span text:style-name="T36">int</text:span><text:span text:style-name="T37"> 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 </text:span><text:span text:style-name="T37"><text:line-break/></text:span><text:span text:style-name="T35">// Pass by pointer </text:span><text:span text:style-name="T35"><text:line-break/></text:span><text:span text:style-name="T36">void</text:span><text:span text:style-name="T37"> foo (</text:span><text:span text:style-name="T36">int</text:span><text:span text:style-name="T37"> *p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</text:span></text:p>
          </draw:text-box>
        </draw:frame>
        <draw:custom-shape draw:name="Text Box 4" draw:style-name="gr4" draw:text-style-name="P12" draw:layer="layout" svg:width="12.673cm" svg:height="5.843cm" svg:x="12.171cm" svg:y="2.991cm">
          <text:p text:style-name="P18"><text:span text:style-name="T38">// pass by const ref </text:span><text:span text:style-name="T38"><text:line-break/></text:span><text:span text:style-name="T23">void</text:span><text:span text:style-name="T24"> foo (</text:span><text:span text:style-name="T23">const</text:span><text:span text:style-name="T24"> </text:span><text:span text:style-name="T23">int</text:span><text:span text:style-name="T24"> &amp;a) </text:span><text:span text:style-name="T24"><text:line-break/></text:span><text:span text:style-name="T24">{ </text:span><text:span text:style-name="T24"><text:line-break/></text:span><text:span text:style-name="T24">   ...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2" draw:layer="layout" svg:x1="12.17cm" svg:y1="3.175cm" svg:x2="12.171cm" svg:y2="10.583cm">
          <text:p/>
        </draw:line>
        <draw:custom-shape draw:name="Rectangle 7" draw:style-name="gr11" draw:text-style-name="P31" draw:layer="layout" svg:width="22.564cm" svg:height="3.888cm" svg:x="1.248cm" svg:y="14.517cm">
          <text:list text:style-name="L5">
            <text:list-item>
              <text:p text:style-name="P30"><text:span text:style-name="T39">Avoid copying objects</text:span><text:span text:style-name="T39"><text:line-break/></text:span><text:span text:style-name="T39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 xml:id="id8" draw:id="id8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</text:span><text:span text:style-name="T3">passing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355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14"><text:span text:style-name="T11">By value</text:span></text:p>
              </table:table-cell>
              <table:table-cell>
                <text:p text:style-name="P14"><text:span text:style-name="T11">By reference</text:span></text:p>
              </table:table-cell>
              <table:table-cell>
                <text:p text:style-name="P14"><text:span text:style-name="T11">By const reference</text:span></text:p>
              </table:table-cell>
            </table:table-row>
            <table:table-row table:style-name="ro3" table:default-cell-style-name="ce1">
              <table:table-cell table:style-name="ce2">
                <text:p text:style-name="P14"><text:span text:style-name="T12">void f (Point x) {…}</text:span></text:p>
              </table:table-cell>
              <table:table-cell>
                <text:p text:style-name="P14"><text:span text:style-name="T12">void f (Point&amp; x) {…} </text:span></text:p>
              </table:table-cell>
              <table:table-cell>
                <text:p text:style-name="P14"><text:span text:style-name="T12">void f (const Point&amp; x) {…} </text:span></text:p>
              </table:table-cell>
            </table:table-row>
            <table:table-row table:style-name="ro4" table:default-cell-style-name="ce6">
              <table:table-cell table:style-name="ce5">
                <text:p text:style-name="P14"><text:span text:style-name="T40">x is copied</text:span></text:p>
              </table:table-cell>
              <table:table-cell>
                <text:p text:style-name="P14"><text:span text:style-name="T40">x is not copied</text:span></text:p>
              </table:table-cell>
              <table:table-cell>
                <text:p text:style-name="P14"><text:span text:style-name="T40">x is not copied</text:span></text:p>
              </table:table-cell>
            </table:table-row>
            <table:table-row table:style-name="ro5" table:default-cell-style-name="ce6">
              <table:table-cell table:style-name="ce5">
                <text:p text:style-name="P14"><text:span text:style-name="T40">Compiler </text:span><text:span text:style-name="T41">lets</text:span><text:span text:style-name="T40"> f modify x, but changes have no effect outside</text:span></text:p>
              </table:table-cell>
              <table:table-cell>
                <text:p text:style-name="P14"><text:span text:style-name="T40">f can modify x</text:span></text:p>
              </table:table-cell>
              <table:table-cell>
                <text:p text:style-name="P14"><text:span text:style-name="T40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 - why?" draw:style-name="dp5" draw:master-page-name="כותרת_20_ותוכן" presentation:presentation-page-layout-name="AL2T11" xml:id="id9" draw:id="id9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- </text:span><text:span text:style-name="T3">why?</text:span></text:p>
          </draw:text-box>
        </draw:frame>
        <draw:frame draw:name="מציין מיקום תוכן 2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32"><text:span text:style-name="T27"/></text:p>
            <text:list text:style-name="L6">
              <text:list-item>
                <text:p text:style-name="P32"><text:span text:style-name="T27">Efficiency – avoid copying arguments</text:span></text:p>
              </text:list-item>
              <text:list-item>
                <text:p text:style-name="P32"><text:span text:style-name="T22">Enables modifying variables outside a function</text:span></text:p>
              </text:list-item>
              <text:list-item>
                <text:p text:style-name="P32"><text:span text:style-name="T42">But that can be done with pointers too!</text:span></text:p>
              </text:list-item>
              <text:list-item>
                <text:p text:style-name="P32"><text:span text:style-name="T22">Everything that can be done with references, can be done with pointers </text:span></text:p>
              </text:list-item>
              <text:list-item>
                <text:p text:style-name="P32"><text:span text:style-name="T22">But some “dangerous” features of pointers cannot be done (or harder to do) with references</text:span></text:p>
              </text:list-item>
              <text:list-item>
                <text:p text:style-name="P32"><text:span text:style-name="T22">Easier to optimize by the compiler</text:span></text:p>
              </text:list-item>
              <text:list-item>
                <text:p text:style-name="P32"><text:span text:style-name="T22">More convenient in many cases (see examples)</text:span></text:p>
              </text:list-item>
              <text:list-item>
                <text:p text:style-name="P32"><text:span text:style-name="T27">Widely used as parameters and return values</text:span></text:p>
              </text:list-item>
            </text:list>
          </draw:text-box>
        </draw:frame>
        <draw:frame draw:name="Slide Number Placeholder 3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9" draw:text-style-name="P2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26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 xml:id="id10" draw:id="id10">
        <office:forms form:automatic-focus="false" form:apply-design-mode="false"/>
        <draw:custom-shape draw:name="TextBox 3" draw:style-name="gr6" draw:text-style-name="P33" draw:layer="layout" svg:width="23.908cm" svg:height="17.114cm" svg:x="0.856cm" svg:y="0.635cm">
          <text:p text:style-name="P20"><text:span text:style-name="T23">void</text:span><text:span text:style-name="T24"> add(Point&amp; a, Point b) </text:span><text:span text:style-name="T24"><text:line-break/></text:span><text:span text:style-name="T24">{ </text:span><text:span text:style-name="T24"><text:line-break/></text:span><text:span text:style-name="T24"><text:tab/></text:span><text:span text:style-name="T38">// a is reference, b is a copy </text:span><text:span text:style-name="T38"><text:line-break/></text:span><text:span text:style-name="T38"><text:tab/></text:span><text:span text:style-name="T24">a._x+= b._x; </text:span><text:span text:style-name="T24"><text:line-break/></text:span><text:span text:style-name="T24"><text:tab/></text:span><text:span text:style-name="T24">a._y+= b._y; </text:span><text:span text:style-name="T24"><text:line-break/></text:span><text:span text:style-name="T24">}</text:span></text:p>
          <text:p text:style-name="P20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<text:tab/></text:span><text:span text:style-name="T24">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<text:tab/></text:span><text:span text:style-name="T24">add(p1,p2); </text:span><text:span text:style-name="T38">// note: we don’t send pointers! </text:span><text:span text:style-name="T38"><text:line-break/></text:span><text:span text:style-name="T38"><text:tab/></text:span><text:span text:style-name="T38"><text:tab/></text:span><text:span text:style-name="T38"> <text:s text:c="4"/>// p1 is now (6,8) </text:span></text:p>
          <text:p text:style-name="P20"><text:span text:style-name="T24"><text:tab/></text:span><text:span text:style-name="T24">...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 xml:id="id11" draw:id="id11">
        <office:forms form:automatic-focus="false" form:apply-design-mode="false"/>
        <draw:frame draw:name="מציין מיקום תוכן 2" presentation:style-name="pr7" draw:text-style-name="P23" draw:layer="layout" svg:width="21.589cm" svg:height="12.699cm" svg:x="2.54cm" svg:y="6.138cm" presentation:class="outline" presentation:user-transformed="true">
          <draw:text-box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</draw:text-box>
        </draw:frame>
        <draw:custom-shape draw:name="TextBox 6" draw:style-name="gr6" draw:text-style-name="P33" draw:layer="layout" svg:width="24.552cm" svg:height="18.333cm" svg:x="0.423cm" svg:y="0.041cm">
          <text:p text:style-name="P20"><text:span text:style-name="T23">void</text:span><text:span text:style-name="T24">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</text:span></text:p>
          <text:p text:style-name="P20"><text:span text:style-name="T38"><text:s text:c="3"/></text:span><text:span text:style-name="T38">// b is a const ref </text:span><text:span text:style-name="T38"><text:line-break/></text:span><text:span text:style-name="T38"> <text:s text:c="2"/></text:span><text:span text:style-name="T24">a._x+= b._x; </text:span><text:span text:style-name="T24"><text:line-break/></text:span><text:span text:style-name="T24">   a._y+= b._y; </text:span><text:span text:style-name="T24"><text:line-break/></text:span><text:span text:style-name="T24">}</text:span></text:p>
          <text:p text:style-name="P20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   add(p1,p2); </text:span><text:span text:style-name="T38">// note: we dont send pointers! </text:span><text:span text:style-name="T38"><text:line-break/></text:span><text:span text:style-name="T38">   </text:span><text:span text:style-name="T38"><text:tab/></text:span><text:span text:style-name="T38"><text:tab/></text:span><text:span text:style-name="T38">// p1 is now (6,8)</text:span></text:p>
          <text:p text:style-name="P20"><text:span text:style-name="T24"><text:s text:c="3"/></text:span><text:span text:style-name="T24">... </text:span><text:span text:style-name="T24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35" draw:layer="layout" svg:width="13.208cm" svg:height="5cm" svg:x="12.7cm" svg:y="3.387cm">
          <text:list text:style-name="L7">
            <text:list-item>
              <text:p text:style-name="P34"><text:span text:style-name="T44">b is Reference =&gt; is not copied</text:span></text:p>
            </text:list-item>
            <text:list-item>
              <text:p text:style-name="P34"><text:span text:style-name="T44">b is Const <text:s text:c="6"/>=&gt; we can't change it</text:span></text:p>
            </text:list-item>
            <text:list-item>
              <text:p text:style-name="P34"><text:span text:style-name="T44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 xml:id="id12" draw:id="id1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reference to </text:span><text:span text:style-name="T3">variable</text:span><text:span text:style-name="T45"> </text:span><text:span text:style-name="T10">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3.706cm" svg:height="15.874cm" svg:x="0.847cm" svg:y="2.963cm" presentation:class="outline" presentation:user-transformed="true">
          <draw:text-box>
            <text:p text:style-name="P22"><text:span text:style-name="T36">class</text:span><text:span text:style-name="T37"> Buffer </text:span><text:span text:style-name="T37"><text:line-break/></text:span><text:span text:style-name="T37">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 : </text:span><text:span text:style-name="T37"><text:line-break/></text:span><text:span text:style-name="T37">   _length (l), </text:span><text:span text:style-name="T37"><text:line-break/></text:span><text:span text:style-name="T37">   _buf (</text:span><text:span text:style-name="T36">new</text:span><text:span text:style-name="T37"> </text:span><text:span text:style-name="T36">int</text:span><text:span text:style-name="T37"> [l]) </text:span><text:span text:style-name="T37"><text:line-break/></text:span><text:span text:style-name="T37">   { </text:span><text:span text:style-name="T37"><text:line-break/></text:span><text:span text:style-name="T37">   } </text:span><text:span text:style-name="T37"><text:line-break/></text:span><text:span text:style-name="T37">   </text:span><text:span text:style-name="T36">int</text:span><text:span text:style-name="T37">&amp; get(</text:span><text:span text:style-name="T36">size_t </text:span><text:span text:style-name="T37">i) </text:span><text:span text:style-name="T37"><text:line-break/></text:span><text:span text:style-name="T37">   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4" draw:text-style-name="P36" draw:layer="layout" svg:width="12.673cm" svg:height="6.655cm" svg:x="12.171cm" svg:y="3.175cm">
          <text:p text:style-name="P20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= </text:span><text:span text:style-name="T43">3</text:span><text:span text:style-name="T24">;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2" draw:layer="layout" svg:x1="12.17cm" svg:y1="3.175cm" svg:x2="12.171cm" svg:y2="10.583cm">
          <text:p/>
        </draw:line>
        <draw:custom-shape draw:name="Rectangle 7" draw:style-name="gr13" draw:text-style-name="P38" draw:layer="layout" svg:width="10.9cm" svg:height="5.282cm" svg:x="12.912cm" svg:y="13.123cm">
          <text:p text:style-name="P37"><text:span text:style-name="T39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 xml:id="id13" draw:id="id13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reference from a </text:span><text:span text:style-name="T3">function </text:span><text:span text:style-name="T10">(folder 2)</text:span></text:p>
          </draw:text-box>
        </draw:frame>
        <draw:frame draw:name="מציין מיקום תוכן 2" presentation:style-name="pr8" draw:text-style-name="P40" draw:layer="layout" svg:width="23.706cm" svg:height="15.874cm" svg:x="0.847cm" svg:y="2.54cm" presentation:class="outline" presentation:user-transformed="true">
          <draw:text-box>
            <text:p text:style-name="P22"><text:span text:style-name="T46"/></text:p>
            <text:list text:style-name="L6">
              <text:list-item>
                <text:p text:style-name="P22"><text:span text:style-name="T46">Don’t return a reference to a local variable.</text:span></text:p>
              </text:list-item>
              <text:list-item>
                <text:p text:style-name="P22"><text:span text:style-name="T46">You can return a pointer or a reference to a variable that will 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39"><text:span text:style-name="T47">A heap variable (allocated with new).</text:span></text:p>
                  </text:list-item>
                  <text:list-item>
                    <text:p text:style-name="P39"><text:span text:style-name="T47">A variable from a lower part of the stack.</text:span></text:p>
                  </text:list-item>
                  <text:list-item>
                    <text:p text:style-name="P39"><text:span text:style-name="T47">Globals.</text:span></text:p>
                  </text:list-item>
                  <text:list-item>
                    <text:p text:style-name="P39"><text:span text:style-name="T47">Class members.</text:span></text:p>
                  </text:list-item>
                  <text:list-item>
                    <text:p text:style-name="P39"><text:span text:style-name="T47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9" draw:text-style-name="P2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1" draw:layer="layout" svg:width="8.545cm" svg:height="1.419cm" svg:x="11.174cm" svg:y="27.01cm" presentation:class="page-number" presentation:user-transformed="true">
            <draw:text-box>
              <text:p text:style-name="P27"><text:span text:style-name="T26"><text:page-number>&lt;number&gt;</text:page-number></text:span></text:p>
            </draw:text-box>
          </draw:frame>
        </presentation:notes>
      </draw:page>
      <draw:page draw:name="page16" draw:style-name="dp1" draw:master-page-name="כותרת_20_ותוכן" presentation:presentation-page-layout-name="AL2T11" xml:id="id14" draw:id="id14">
        <office:forms form:automatic-focus="false" form:apply-design-mode="false"/>
        <draw:custom-shape draw:name="TextBox 6" draw:style-name="gr6" draw:text-style-name="P21" draw:layer="layout" svg:width="24.341cm" svg:height="18.333cm" svg:x="0.423cm" svg:y="0cm">
          <text:p text:style-name="P20"><text:span text:style-name="T24">Point&amp;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b is a const ref </text:span><text:span text:style-name="T38"><text:line-break/></text:span><text:span text:style-name="T38"> <text:s text:c="2"/></text:span><text:span text:style-name="T24">a._x+=b._x; </text:span><text:span text:style-name="T24"><text:line-break/></text:span><text:span text:style-name="T24">   a._y+=b._y; </text:span><text:span text:style-name="T24"><text:line-break/></text:span><text:span text:style-name="T24">   </text:span><text:span text:style-name="T23">return</text:span><text:span text:style-name="T24"> a; </text:span><text:span text:style-name="T24"><text:line-break/></text:span><text:span text:style-name="T24">}</text:span></text:p>
          <text:p text:style-name="P20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, p3(</text:span><text:span text:style-name="T43">0</text:span><text:span text:style-name="T24">,</text:span><text:span text:style-name="T43">1</text:span><text:span text:style-name="T24">); </text:span><text:span text:style-name="T24"><text:line-break/></text:span><text:span text:style-name="T24">   add(add(p1,p2),p3); <text:s text:c="9"/></text:span><text:span text:style-name="T38">// now p1 is (6,9) </text:span><text:span text:style-name="T38"><text:line-break/></text:span><text:span text:style-name="T38"> <text:s text:c="2"/></text:span><text:span text:style-name="T24">cout &lt;&lt; add(p1,p2).getX(); <text:s text:c="2"/></text:span><text:span text:style-name="T38">// note the syntax</text:span></text:p>
          <text:p text:style-name="P20"><text:span text:style-name="T24"><text:s text:c="3"/></text:span><text:span text:style-name="T24">... </text:span><text:span text:style-name="T38"><text:s/>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שקופית_20_כותרת" presentation:presentation-page-layout-name="AL1T0" xml:id="id15" draw:id="id15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 xml:id="id16" draw:id="id1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variables </text:span><text:span text:style-name="T3">– like in c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48">int</text:span><text:span text:style-name="T49"> * </text:span><text:span text:style-name="T48">const</text:span><text:span text:style-name="T49"> p1 = &amp;i; </text:span><text:span text:style-name="T50">// a const <text:s/></text:span></text:p>
            <text:p text:style-name="P22"><text:span text:style-name="T50">// pointer to an un-const variable </text:span></text:p>
            <text:list text:style-name="L9">
              <text:list-item>
                <text:p text:style-name="P22"><text:span text:style-name="T49">p1++; </text:span><text:span text:style-name="T50">// c.error </text:span></text:p>
              </text:list-item>
              <text:list-item>
                <text:p text:style-name="P22"><text:span text:style-name="T49">(*p1)++; </text:span><text:span text:style-name="T50">// ok </text:span></text:p>
              </text:list-item>
            </text:list>
            <text:p text:style-name="P22"><text:span text:style-name="T48">const</text:span><text:span text:style-name="T49"> </text:span><text:span text:style-name="T48">int</text:span><text:span text:style-name="T49"> * p2 = &amp;b; </text:span><text:span text:style-name="T50">// an un-const </text:span></text:p>
            <text:p text:style-name="P22"><text:span text:style-name="T50">// pointer to a const variable </text:span></text:p>
            <text:list text:style-name="L10">
              <text:list-item>
                <text:p text:style-name="P22"><text:span text:style-name="T49">p2++; </text:span><text:span text:style-name="T50">// ok</text:span></text:p>
              </text:list-item>
              <text:list-item>
                <text:p text:style-name="P22"><text:span text:style-name="T49">(*p2)++; </text:span><text:span text:style-name="T50">// c.error </text:span></text:p>
              </text:list-item>
            </text:list>
            <text:p text:style-name="P22"><text:span text:style-name="T48">const</text:span><text:span text:style-name="T49"> </text:span><text:span text:style-name="T48">int</text:span><text:span text:style-name="T49"> * </text:span><text:span text:style-name="T48">const</text:span><text:span text:style-name="T49"> p3 = &amp;b; </text:span><text:span text:style-name="T50">// a const // pointer to a const variable 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 xml:id="id17" draw:id="id17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methods</text:span><text:span text:style-name="T10"> </text:span><text:span text:style-name="T10">(folder 3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16"><text:span text:style-name="T28">class</text:span><text:span text:style-name="T29"> A </text:span><text:span text:style-name="T29"><text:line-break/></text:span><text:span text:style-name="T29">{ </text:span><text:span text:style-name="T29"><text:line-break/></text:span><text:span text:style-name="T28">public</text:span><text:span text:style-name="T29">: </text:span><text:span text:style-name="T29"><text:line-break/></text:span><text:span text:style-name="T29">   </text:span><text:span text:style-name="T28">void</text:span><text:span text:style-name="T29"> foo1() </text:span><text:span text:style-name="T28">const</text:span><text:span text:style-name="T29">; </text:span><text:span text:style-name="T29"><text:line-break/></text:span><text:span text:style-name="T29">   </text:span><text:span text:style-name="T28">void</text:span><text:span text:style-name="T29"> foo2(); </text:span><text:span text:style-name="T29"><text:line-break/></text:span><text:span text:style-name="T29">}; </text:span><text:span text:style-name="T29"><text:line-break/></text:span><text:span text:style-name="T28">void</text:span><text:span text:style-name="T29"> A::foo1() </text:span><text:span text:style-name="T28">const</text:span><text:span text:style-name="T29"> </text:span><text:span text:style-name="T29"><text:line-break/></text:span><text:span text:style-name="T29">{ </text:span><text:span text:style-name="T29"><text:line-break/></text:span><text:span text:style-name="T29">} </text:span><text:span text:style-name="T29"><text:line-break/></text:span><text:span text:style-name="T28">void</text:span><text:span text:style-name="T29"> A::foo2() </text:span><text:span text:style-name="T29"><text:line-break/></text:span><text:span text:style-name="T29">{ </text:span><text:span text:style-name="T29"><text:line-break/></text:span><text:span text:style-name="T29">} </text:span></text:p>
          </draw:text-box>
        </draw:frame>
        <draw:line draw:name="Line 4" draw:style-name="gr5" draw:text-style-name="P12" draw:layer="layout" svg:x1="11.804cm" svg:y1="3.598cm" svg:x2="11.893cm" svg:y2="17.846cm">
          <text:p/>
        </draw:line>
        <draw:custom-shape draw:name="Text Box 5" draw:style-name="gr4" draw:text-style-name="P12" draw:layer="layout" svg:width="12.99cm" svg:height="21.856cm" svg:x="11.853cm" svg:y="3.598cm">
          <text:p text:style-name="P20"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A a; </text:span><text:span text:style-name="T52"><text:line-break/></text:span><text:span text:style-name="T52">   </text:span><text:span text:style-name="T51">const</text:span><text:span text:style-name="T52"> A ca; </text:span><text:span text:style-name="T52"><text:line-break/></text:span><text:span text:style-name="T52">   a.foo1(); </text:span><text:span text:style-name="T52"><text:line-break/></text:span><text:span text:style-name="T52">   a.foo2(); </text:span><text:span text:style-name="T52"><text:line-break/></text:span><text:span text:style-name="T52">   ca.foo1(); </text:span><text:span text:style-name="T52"><text:line-break/></text:span><text:span text:style-name="T52">   </text:span><text:span text:style-name="T53">ca.foo2(); </text:span></text:p>
          <text:p text:style-name="P20"><text:span text:style-name="T53"><text:s text:c="4"/></text:span><text:span text:style-name="T54">// comp. error </text:span><text:span text:style-name="T54"><text:line-break/></text:span><text:span text:style-name="T52">} </text:span><text:span text:style-name="T52"><text:line-break/></text:span><text:span text:style-name="T52"><text:line-break/></text:span><text:span text:style-name="T52"><text:line-break/></text:span><text:span text:style-name="T52"/></text:p>
          <text:p text:style-name="P20"><text:span text:style-name="T52"><text:line-break/></text:span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 xml:id="id18" draw:id="id18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36">class</text:span><text:span text:style-name="T37"> A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7">   </text:span><text:span text:style-name="T36">void</text:span><text:span text:style-name="T37"> foo() </text:span><text:span text:style-name="T36">const</text:span><text:span text:style-name="T37">; </text:span><text:span text:style-name="T37"><text:line-break/></text:span><text:span text:style-name="T37">   </text:span><text:span text:style-name="T36">void</text:span><text:span text:style-name="T37"> foo(); </text:span><text:span text:style-name="T37"><text:line-break/></text:span><text:span text:style-name="T37">}; </text:span><text:span text:style-name="T37"><text:line-break/></text:span><text:span text:style-name="T36">void</text:span><text:span text:style-name="T37"> A::foo() </text:span><text:span text:style-name="T36">const</text:span><text:span text:style-name="T37">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const foo\n";</text:span><text:span text:style-name="T37"> </text:span><text:span text:style-name="T37"><text:line-break/></text:span><text:span text:style-name="T37">} </text:span><text:span text:style-name="T37"><text:line-break/></text:span><text:span text:style-name="T36">void</text:span><text:span text:style-name="T37"> A::foo()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foo\n"</text:span><text:span text:style-name="T37">; </text:span><text:span text:style-name="T37"><text:line-break/></text:span><text:span text:style-name="T37">} </text:span></text:p>
          </draw:text-box>
        </draw:frame>
        <draw:line draw:name="Line 4" draw:style-name="gr5" draw:text-style-name="P12" draw:layer="layout" svg:x1="12.823cm" svg:y1="3.598cm" svg:x2="12.911cm" svg:y2="17.846cm">
          <text:p/>
        </draw:line>
        <draw:custom-shape draw:name="Text Box 5" draw:style-name="gr4" draw:text-style-name="P12" draw:layer="layout" svg:width="11.72cm" svg:height="14.985cm" svg:x="13.123cm" svg:y="3.598cm">
          <text:p text:style-name="P20"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A a; </text:span><text:span text:style-name="T24"><text:line-break/></text:span><text:span text:style-name="T24">   </text:span><text:span text:style-name="T23">const</text:span><text:span text:style-name="T24"> A ca; </text:span><text:span text:style-name="T24"><text:line-break/></text:span><text:span text:style-name="T24">   a.foo (); </text:span><text:span text:style-name="T24"><text:line-break/></text:span><text:span text:style-name="T24">   ca.foo(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><text:line-break/></text:span><text:span text:style-name="T24"/></text:p>
          <text:p text:style-name="P20"><text:span text:style-name="T24"><text:line-break/></text:span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44" draw:layer="layout" svg:width="9.842cm" svg:height="4.612cm" svg:x="13.97cm" svg:y="13.794cm">
          <text:p text:style-name="P42"><text:span text:style-name="T56">// output</text:span></text:p>
          <text:p text:style-name="P43"><text:span text:style-name="T57">foo</text:span></text:p>
          <text:p text:style-name="P43"><text:span text:style-name="T57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 xml:id="id19" draw:id="id19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58">Overload resolution, again:</text:span></text:p>
            <text:p text:style-name="P45"><text:span text:style-name="T58"/></text:p>
            <text:p text:style-name="P16"><text:span text:style-name="T49">A::foo(A* </text:span><text:span text:style-name="T48">this</text:span><text:span text:style-name="T49">) </text:span><text:span text:style-name="T49"><text:line-break/></text:span><text:span text:style-name="T49"/></text:p>
            <text:p text:style-name="P16"><text:span text:style-name="T49">A::foo(</text:span><text:span text:style-name="T48">const</text:span><text:span text:style-name="T49"> A* </text:span><text:span text:style-name="T48">this</text:span><text:span text:style-name="T49">)</text:span></text:p>
            <text:p text:style-name="P16"><text:span text:style-name="T49"><text:line-break/></text:span><text:span text:style-name="T49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1" draw:master-page-name="כותרת_20_ותוכן" presentation:presentation-page-layout-name="AL2T11" xml:id="id20" draw:id="id20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const </text:span><text:span text:style-name="T3">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6" draw:layer="layout" svg:width="24.129cm" svg:height="15.662cm" svg:x="0.635cm" svg:y="2.752cm" presentation:class="outline" presentation:user-transformed="true">
          <draw:text-box>
            <text:p text:style-name="P22"><text:span text:style-name="T36">class</text:span><text:span text:style-name="T37"> Buffer 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/text:p>
            <text:p text:style-name="P22"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: </text:span><text:span text:style-name="T37"><text:line-break/></text:span><text:span text:style-name="T37">   _length (l),</text:span></text:p>
            <text:p text:style-name="P22"><text:span text:style-name="T37"><text:s text:c="3"/></text:span><text:span text:style-name="T37">_buf (</text:span><text:span text:style-name="T36">new</text:span><text:span text:style-name="T37"> </text:span><text:span text:style-name="T36">int</text:span><text:span text:style-name="T37"> [l])  {  } </text:span></text:p>
            <text:p text:style-name="P22"><text:span text:style-name="T37"><text:line-break/></text:span><text:span text:style-name="T37">   </text:span><text:span text:style-name="T36">const</text:span><text:span text:style-name="T37"> </text:span><text:span text:style-name="T36">int</text:span><text:span text:style-name="T37">&amp; get(</text:span><text:span text:style-name="T36">size_t</text:span><text:span text:style-name="T37"> i) </text:span><text:span text:style-name="T36">const</text:span><text:span text:style-name="T37"> 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4" draw:text-style-name="P12" draw:layer="layout" svg:width="14.287cm" svg:height="15.186cm" svg:x="12.171cm" svg:y="3.175cm">
          <text:p text:style-name="P20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 = </text:span><text:span text:style-name="T43">3</text:span><text:span text:style-name="T24">; </text:span><text:span text:style-name="T24"><text:line-break/></text:span><text:span text:style-name="T24"> <text:s text:c="9"/></text:span><text:span text:style-name="T38">// illegal </text:span><text:span text:style-name="T38"><text:line-break/></text:span><text:span text:style-name="T38"> <text:s text:c="2"/></text:span><text:span text:style-name="T24">std::cout &lt;&lt; </text:span></text:p>
          <text:p text:style-name="P20"><text:span text:style-name="T24"><text:s text:c="3"/></text:span><text:span text:style-name="T24">buf.get(</text:span><text:span text:style-name="T43">0</text:span><text:span text:style-name="T24">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/></text:p>
          <text:p text:style-name="P20"><text:span text:style-name="T59"><text:line-break/></text:span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2" draw:layer="layout" svg:x1="12.17cm" svg:y1="3.175cm" svg:x2="12.065cm" svg:y2="13.123cm">
          <text:p/>
        </draw:line>
        <draw:custom-shape draw:name="Line Callout 1 1" draw:style-name="gr15" draw:text-style-name="P47" draw:layer="layout" svg:width="4.55cm" svg:height="3.174cm" svg:x="14.471cm" svg:y="14.583cm">
          <text:p text:style-name="P24"><text:span text:style-name="T25">Why</text:span><text:span text:style-name="T25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 xml:id="id21" draw:id="id2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list text:style-name="L11">
              <text:list-item>
                <text:p text:style-name="P48"><text:span text:style-name="T60">mutable </text:span><text:span text:style-name="T61">means that a variable can be changed by a const function (even if the object is const)</text:span></text:p>
              </text:list-item>
              <text:list-item>
                <text:p text:style-name="P48"><text:span text:style-name="T61">Can be applied only to </text:span><text:span text:style-name="T62">non-static and non-const data members of a class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 xml:id="id22" draw:id="id22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</text:span><text:span text:style-name="T3">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60">class</text:span><text:span text:style-name="T63"> X</text:span></text:p>
            <text:p text:style-name="P16"><text:span text:style-name="T63">{ </text:span><text:span text:style-name="T63"><text:line-break/></text:span><text:span text:style-name="T60">public</text:span><text:span text:style-name="T63">:</text:span></text:p>
            <text:p text:style-name="P16"><text:span text:style-name="T63"><text:s text:c="2"/></text:span><text:span text:style-name="T63">...</text:span></text:p>
            <text:p text:style-name="P16"><text:span text:style-name="T63"><text:s text:c="2"/></text:span><text:span text:style-name="T63">X() : _fooAccessCount(0) {}</text:span></text:p>
            <text:p text:style-name="P16"><text:span text:style-name="T63"> </text:span></text:p>
            <text:p text:style-name="P16"><text:span text:style-name="T63">  </text:span><text:span text:style-name="T60">bool</text:span><text:span text:style-name="T63"> foo() </text:span><text:span text:style-name="T60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++_fooAccessCount;</text:span></text:p>
            <text:p text:style-name="P16"><text:span text:style-name="T63"><text:s text:c="6"/></text:span><text:span text:style-name="T63">... </text:span><text:span text:style-name="T63"><text:line-break/></text:span><text:span text:style-name="T63">   } </text:span></text:p>
            <text:p text:style-name="P16"><text:span text:style-name="T63"><text:s text:c="3"/></text:span><text:span text:style-name="T60">unsigned int </text:span><text:span text:style-name="T63">fooAccessCount() { return _fooAccessCount; }</text:span><text:span text:style-name="T63"><text:line-break/></text:span><text:span text:style-name="T63"/></text:p>
            <text:p text:style-name="P16"><text:span text:style-name="T60">private</text:span><text:span text:style-name="T63">: </text:span><text:span text:style-name="T63"><text:line-break/></text:span><text:span text:style-name="T63">   </text:span><text:span text:style-name="T60">mutable unsigned int </text:span><text:span text:style-name="T63">_fooAccessCount; 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 xml:id="id23" draw:id="id23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u</text:span><text:span text:style-name="T3">t</text:span><text:span text:style-name="T3">a</text:span><text:span text:style-name="T3">b</text:span><text:span text:style-name="T3">l</text:span><text:span text:style-name="T3">e</text:span><text:span text:style-name="T3">: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#</text:span><text:span text:style-name="T3">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60">class</text:span><text:span text:style-name="T63"> Shape</text:span></text:p>
            <text:p text:style-name="P16"><text:span text:style-name="T63">{ </text:span><text:span text:style-name="T63"><text:line-break/></text:span><text:span text:style-name="T60">public</text:span><text:span text:style-name="T63">:</text:span></text:p>
            <text:p text:style-name="P16"><text:span text:style-name="T63"><text:s text:c="2"/></text:span><text:span text:style-name="T63">...</text:span></text:p>
            <text:p text:style-name="P16"><text:span text:style-name="T60"><text:s text:c="2"/></text:span><text:span text:style-name="T60">void </text:span><text:span text:style-name="T63">set...(...) { _areaNeedUpdate= </text:span><text:span text:style-name="T60">true</text:span><text:span text:style-name="T63">; ... }</text:span><text:span text:style-name="T60"> </text:span><text:span text:style-name="T63">  </text:span></text:p>
            <text:p text:style-name="P16"><text:span text:style-name="T60"><text:s text:c="2"/></text:span><text:span text:style-name="T60">double</text:span><text:span text:style-name="T63"> area() </text:span><text:span text:style-name="T60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if (_areaNeedUpdate) {</text:span></text:p>
            <text:p text:style-name="P16"><text:span text:style-name="T63"><text:s text:c="9"/></text:span><text:span text:style-name="T63">_area = ...</text:span></text:p>
            <text:p text:style-name="P16"><text:span text:style-name="T63"><text:s text:c="9"/></text:span><text:span text:style-name="T63">_areaNeedUpdate= </text:span><text:span text:style-name="T60">false</text:span><text:span text:style-name="T63">;</text:span></text:p>
            <text:p text:style-name="P16"><text:span text:style-name="T63"><text:s text:c="6"/></text:span><text:span text:style-name="T63">}</text:span></text:p>
            <text:p text:style-name="P16"><text:span text:style-name="T63"><text:s text:c="6"/></text:span><text:span text:style-name="T63">return _area; </text:span><text:span text:style-name="T63"><text:line-break/></text:span><text:span text:style-name="T63">   } </text:span></text:p>
            <text:p text:style-name="P16"><text:span text:style-name="T60">private</text:span><text:span text:style-name="T63">: </text:span><text:span text:style-name="T63"><text:line-break/></text:span><text:span text:style-name="T63">   </text:span><text:span text:style-name="T60">mutable bool </text:span><text:span text:style-name="T63">_areaNeedUpdate= </text:span><text:span text:style-name="T60">true</text:span><text:span text:style-name="T63">;</text:span></text:p>
            <text:p text:style-name="P16"><text:span text:style-name="T63"><text:s text:c="3"/></text:span><text:span text:style-name="T60">mutable double </text:span><text:span text:style-name="T63">_area;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23">23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23">23/3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57</meta:editing-cycles>
    <meta:print-date>1999-11-04T13:06:28</meta:print-date>
    <meta:creation-date>1999-10-10T10:49:40</meta:creation-date>
    <dc:date>2018-03-23T03:51:07.749710609</dc:date>
    <meta:editing-duration>P27DT10H16M35S</meta:editing-duration>
    <meta:generator>LibreOffice/5.1.6.2$Linux_X86_64 LibreOffice_project/10m0$Build-2</meta:generator>
    <meta:document-statistic meta:object-count="204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